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14.40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hread_id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string" calcext:value-type="string">
            <text:p>LLSum</text:p>
          </table:table-cell>
          <table:table-cell office:value-type="string" calcext:value-type="string">
            <text:p>AutoCat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address mail for the darknet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Is it Ok to use initial for last name on mailing address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Clear address for buying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ecure .onion Email Provider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Alternative email provider thats secure other than riseup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Question: How Do You Stay Fully Anonymous Online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7385" calcext:value-type="float">
            <text:p>17385</text:p>
          </table:table-cell>
          <table:table-cell office:value-type="string" calcext:value-type="string">
            <text:p>My new encryption tool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 NOT use your facebook/MSN/LinkedIn/whatever email with this site!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string" calcext:value-type="string">
            <text:p>Your Data Safty Tool <text:s/>-- True Crypt -- Usage Tutorial to stay S.A.F.E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4343" calcext:value-type="float">
            <text:p>14343</text:p>
          </table:table-cell>
          <table:table-cell office:value-type="string" calcext:value-type="string">
            <text:p>question about tails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8494" calcext:value-type="float">
            <text:p>18494</text:p>
          </table:table-cell>
          <table:table-cell office:value-type="string" calcext:value-type="string">
            <text:p>New Tails update has no Javascript disable option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5472" calcext:value-type="float">
            <text:p>15472</text:p>
          </table:table-cell>
          <table:table-cell office:value-type="string" calcext:value-type="string">
            <text:p>e mail and tails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3993" calcext:value-type="float">
            <text:p>13993</text:p>
          </table:table-cell>
          <table:table-cell office:value-type="string" calcext:value-type="string">
            <text:p>Tails: Clone &amp; Install, Create Persistence not working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3601" calcext:value-type="float">
            <text:p>13601</text:p>
          </table:table-cell>
          <table:table-cell office:value-type="string" calcext:value-type="string">
            <text:p>Extra anonymity when using Tails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9719" calcext:value-type="float">
            <text:p>9719</text:p>
          </table:table-cell>
          <table:table-cell office:value-type="string" calcext:value-type="string">
            <text:p>email-service after TORMAIL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2448" calcext:value-type="float">
            <text:p>12448</text:p>
          </table:table-cell>
          <table:table-cell office:value-type="string" calcext:value-type="string">
            <text:p>TAILS - Iceweasel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1910" calcext:value-type="float">
            <text:p>11910</text:p>
          </table:table-cell>
          <table:table-cell office:value-type="string" calcext:value-type="string">
            <text:p>What email to use for Blockchain and Localbitcoins.com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9261" calcext:value-type="float">
            <text:p>9261</text:p>
          </table:table-cell>
          <table:table-cell office:value-type="string" calcext:value-type="string">
            <text:p>Using Tails to connect to BMR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7115" calcext:value-type="float">
            <text:p>7115</text:p>
          </table:table-cell>
          <table:table-cell office:value-type="string" calcext:value-type="string">
            <text:p>Is FBI/NSA trying to compromise my webserver's location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0437" calcext:value-type="float">
            <text:p>10437</text:p>
          </table:table-cell>
          <table:table-cell office:value-type="string" calcext:value-type="string">
            <text:p>Encrypting the encrypted?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2265" calcext:value-type="float">
            <text:p>12265</text:p>
          </table:table-cell>
          <table:table-cell office:value-type="string" calcext:value-type="string">
            <text:p>electrum hidden service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etting up TAILS including a persistent volume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Raspberry Pi &amp; A Slice Of Anonamization. <text:s/>Hosting With Nginx Or As A Customer! 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nonymous Payments Methods other than BTC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SOCKS-change your IP in Firefox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Chaining a Socks5 With Tor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SOCKS 5 PROXY TO VPN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3098" calcext:value-type="float">
            <text:p>13098</text:p>
          </table:table-cell>
          <table:table-cell office:value-type="string" calcext:value-type="string">
            <text:p>Socks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3320" calcext:value-type="float">
            <text:p>13320</text:p>
          </table:table-cell>
          <table:table-cell office:value-type="string" calcext:value-type="string">
            <text:p>VPN - Socks5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1714" calcext:value-type="float">
            <text:p>11714</text:p>
          </table:table-cell>
          <table:table-cell office:value-type="string" calcext:value-type="string">
            <text:p>Tails + public hotspot + socks5 proxy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1315" calcext:value-type="float">
            <text:p>11315</text:p>
          </table:table-cell>
          <table:table-cell office:value-type="string" calcext:value-type="string">
            <text:p>Help Tor through Socks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ocks5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Transferring Bitcoins through tor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Tor Configuration settings.Tor is not enough Now Configure 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string" calcext:value-type="string">
            <text:p>Why is browsing clearnet with Tor a security risk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4089" calcext:value-type="float">
            <text:p>14089</text:p>
          </table:table-cell>
          <table:table-cell office:value-type="string" calcext:value-type="string">
            <text:p>How to update Tor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5096" calcext:value-type="float">
            <text:p>15096</text:p>
          </table:table-cell>
          <table:table-cell office:value-type="string" calcext:value-type="string">
            <text:p>When your torbrowser starts acting funny with www preceding onion url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7658" calcext:value-type="float">
            <text:p>17658</text:p>
          </table:table-cell>
          <table:table-cell office:value-type="string" calcext:value-type="string">
            <text:p>Tor or Clearnet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4081" calcext:value-type="float">
            <text:p>14081</text:p>
          </table:table-cell>
          <table:table-cell office:value-type="string" calcext:value-type="string">
            <text:p>Massive use of TOR...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6929" calcext:value-type="float">
            <text:p>16929</text:p>
          </table:table-cell>
          <table:table-cell office:value-type="string" calcext:value-type="string">
            <text:p>Tor question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5827" calcext:value-type="float">
            <text:p>15827</text:p>
          </table:table-cell>
          <table:table-cell office:value-type="string" calcext:value-type="string">
            <text:p>Tor2Web Header Info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7211" calcext:value-type="float">
            <text:p>17211</text:p>
          </table:table-cell>
          <table:table-cell office:value-type="string" calcext:value-type="string">
            <text:p>Tails+VPN+Tor+Data Encryption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8548" calcext:value-type="float">
            <text:p>8548</text:p>
          </table:table-cell>
          <table:table-cell office:value-type="string" calcext:value-type="string">
            <text:p>Onion Links? Safe-mail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3484" calcext:value-type="float">
            <text:p>13484</text:p>
          </table:table-cell>
          <table:table-cell office:value-type="string" calcext:value-type="string">
            <text:p>TOR Browser looking a bit different when you open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string" calcext:value-type="string">
            <text:p>What can my Internet provider see when I use TOR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1341" calcext:value-type="float">
            <text:p>11341</text:p>
          </table:table-cell>
          <table:table-cell office:value-type="string" calcext:value-type="string">
            <text:p>Long-Term online wallet storage for Tor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string" calcext:value-type="string">
            <text:p>New TOR Service - Alternative to PGP - Encrypted Anonymous Messaging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1771" calcext:value-type="float">
            <text:p>11771</text:p>
          </table:table-cell>
          <table:table-cell office:value-type="string" calcext:value-type="string">
            <text:p>Tor check not working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1832" calcext:value-type="float">
            <text:p>11832</text:p>
          </table:table-cell>
          <table:table-cell office:value-type="string" calcext:value-type="string">
            <text:p>New Tor-Browser-Package tor-browser-2.3.25-14_en-US Corrupted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0836" calcext:value-type="float">
            <text:p>10836</text:p>
          </table:table-cell>
          <table:table-cell office:value-type="string" calcext:value-type="string">
            <text:p>Why is tor still overloaded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Downloading files with Tor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string" calcext:value-type="string">
            <text:p>How much safer is tails than plain Tor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ncrease Tor client security by network isolation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Iran Blacklists TOR Network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WTF?! US GOV"T Increases Funding for TOR + $1.8 Million!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ew Tor browser bundle (TBB) 3.5.3, Tails 0.23 released today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sy TOR &amp; PGP Guide 4096 RSA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TOR BROWSER UPDATE!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Jabber over Tor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 guide to XMPP, Off-the-Record, and basic chat client configuration with Tor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How to setup ICQ trough tor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5942" calcext:value-type="float">
            <text:p>5942</text:p>
          </table:table-cell>
          <table:table-cell office:value-type="string" calcext:value-type="string">
            <text:p>Looking for VPN from Northkorea, bolivia, Venezuela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How can I block my VPN from sending out IP Logs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0231" calcext:value-type="float">
            <text:p>10231</text:p>
          </table:table-cell>
          <table:table-cell office:value-type="string" calcext:value-type="string">
            <text:p>What VPN service do you use/reccomend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CyberGhost Classic VPN 12 months prepaid 20 GBmonth promotion discount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Blackhat VPN with No Logs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0884" calcext:value-type="float">
            <text:p>10884</text:p>
          </table:table-cell>
          <table:table-cell office:value-type="string" calcext:value-type="string">
            <text:p>Free VPN service 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9894" calcext:value-type="float">
            <text:p>9894</text:p>
          </table:table-cell>
          <table:table-cell office:value-type="string" calcext:value-type="string">
            <text:p>is there any point using a VPN with liberty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1912" calcext:value-type="float">
            <text:p>11912</text:p>
          </table:table-cell>
          <table:table-cell office:value-type="string" calcext:value-type="string">
            <text:p>Zorro VPN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ow does one set up a double VPN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VPN Security Question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card + drop in the US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Hacking for Profit: Credit Card Fraud A Beginners Guide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Amazon Carder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Instore Carding Tutorial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Merchant Codes for instore carding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7205" calcext:value-type="float">
            <text:p>7205</text:p>
          </table:table-cell>
          <table:table-cell office:value-type="string" calcext:value-type="string">
            <text:p>The Art of Carding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4331" calcext:value-type="float">
            <text:p>14331</text:p>
          </table:table-cell>
          <table:table-cell office:value-type="string" calcext:value-type="string">
            <text:p>CC's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string" calcext:value-type="string">
            <text:p>Authorized User Trade Lines for Credit Cards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55248" calcext:value-type="float">
            <text:p>55248</text:p>
          </table:table-cell>
          <table:table-cell office:value-type="string" calcext:value-type="string">
            <text:p>â­ APPLE CARDING METHOD // iPHONE/MAC/iPAD // VOUCHED! // $$$ 5/6 LEFT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45536" calcext:value-type="float">
            <text:p>45536</text:p>
          </table:table-cell>
          <table:table-cell office:value-type="string" calcext:value-type="string">
            <text:p>[2015] CARDING TUTORIAL - Best for new players! *Very detailed*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50662" calcext:value-type="float">
            <text:p>50662</text:p>
          </table:table-cell>
          <table:table-cell office:value-type="string" calcext:value-type="string">
            <text:p>:::HQ::: TOP CARDING LESSONS*** LIVE COACHING*** Price will raise soon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Update: Mixers &amp; Cleaners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Paypal transfers, refunds, PP rings...anyone here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*Stickey* IceManDan's Bitcoin cleaning process! (clean BTC to market)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aundering services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Bitcoin Mixers!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Did anyone use this mixer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help convert CC info to BTC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Coins sent to DNM without washing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string" calcext:value-type="string">
            <text:p>WAYS TO CASH OUT BITCOINS ANONYMOUSLY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Bitcoin Tumbler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List Of Working BTC Mixers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8124" calcext:value-type="float">
            <text:p>18124</text:p>
          </table:table-cell>
          <table:table-cell office:value-type="string" calcext:value-type="string">
            <text:p>cashing out bitcoins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8293" calcext:value-type="float">
            <text:p>18293</text:p>
          </table:table-cell>
          <table:table-cell office:value-type="string" calcext:value-type="string">
            <text:p>New Vendor wants to know how to clean dirty money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4761" calcext:value-type="float">
            <text:p>14761</text:p>
          </table:table-cell>
          <table:table-cell office:value-type="string" calcext:value-type="string">
            <text:p>BitcoinFog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1952" calcext:value-type="float">
            <text:p>11952</text:p>
          </table:table-cell>
          <table:table-cell office:value-type="string" calcext:value-type="string">
            <text:p>Laundering Illicit Funds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string" calcext:value-type="string">
            <text:p>Bitcoin tumbler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string" calcext:value-type="string">
            <text:p>Buying Bitcoins with debit card or paypal account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9292" calcext:value-type="float">
            <text:p>9292</text:p>
          </table:table-cell>
          <table:table-cell office:value-type="string" calcext:value-type="string">
            <text:p>Sheep Marketplace does NOT tumble bitcoin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Cash out Question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Did anyone use this mixer? 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Goto coin mixing service after the death of SharedSend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Bitcoin Mixer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5469" calcext:value-type="float">
            <text:p>55469</text:p>
          </table:table-cell>
          <table:table-cell office:value-type="string" calcext:value-type="string">
            <text:p>RHH's Personal CCV Cashout Method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Paypal &gt;&gt; BTC | Fresh US Fullz &amp; Socks &gt;&gt; BTC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5458" calcext:value-type="float">
            <text:p>15458</text:p>
          </table:table-cell>
          <table:table-cell office:value-type="string" calcext:value-type="string">
            <text:p>removing ink from cheques</text:p>
          </table:table-cell>
          <table:table-cell office:value-type="string" calcext:value-type="string">
            <text:p>Counterfeit Currency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can't figure out how to pay for purchase with my bitcoins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how to buy bitcoin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abraxas btc wallet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Getting Bitcoin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can you make a single Abraxas market purchase with combination dash / btc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depositing bitcoins help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Depositing Bitcoins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I donÃ¬'t see my bitcoins in my wallet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Cant withdraw BTC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Deposit to Abraxas from Bitcoin ATM or LibertyX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Bitcoin Tumbler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Deposit via Localbitcoin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Buying BTCs thru localbitcoins-how to get them to here safely!!!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Understanding how Bitcoin works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Anoncoin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How do I spend my BTC here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Bitcoin Shuffle - It is your personal bitcoin mixer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Bitcoin Paranoid Secure Storage Guide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string" calcext:value-type="string">
            <text:p>Some BTC related safety questions for the experts.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4302" calcext:value-type="float">
            <text:p>14302</text:p>
          </table:table-cell>
          <table:table-cell office:value-type="string" calcext:value-type="string">
            <text:p>buying bitcoins in Australia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Major BTC exchanges to BMR wallet advisable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7228" calcext:value-type="float">
            <text:p>7228</text:p>
          </table:table-cell>
          <table:table-cell office:value-type="string" calcext:value-type="string">
            <text:p>Bitcoin Mining Tutorial (Newb // Advanced)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7119" calcext:value-type="float">
            <text:p>17119</text:p>
          </table:table-cell>
          <table:table-cell office:value-type="string" calcext:value-type="string">
            <text:p>earn yourself bitcoins by ptc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4256" calcext:value-type="float">
            <text:p>14256</text:p>
          </table:table-cell>
          <table:table-cell office:value-type="string" calcext:value-type="string">
            <text:p>Best Bitcoin Storage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7863" calcext:value-type="float">
            <text:p>17863</text:p>
          </table:table-cell>
          <table:table-cell office:value-type="string" calcext:value-type="string">
            <text:p>Bitmessage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How get bitcoins on a anonym debit card legaly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2470" calcext:value-type="float">
            <text:p>12470</text:p>
          </table:table-cell>
          <table:table-cell office:value-type="string" calcext:value-type="string">
            <text:p>Transfering Bitcoin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9585" calcext:value-type="float">
            <text:p>9585</text:p>
          </table:table-cell>
          <table:table-cell office:value-type="string" calcext:value-type="string">
            <text:p>BTC wallet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1062" calcext:value-type="float">
            <text:p>11062</text:p>
          </table:table-cell>
          <table:table-cell office:value-type="string" calcext:value-type="string">
            <text:p>Blockchain.info banned IP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1033" calcext:value-type="float">
            <text:p>11033</text:p>
          </table:table-cell>
          <table:table-cell office:value-type="string" calcext:value-type="string">
            <text:p>btc client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9635" calcext:value-type="float">
            <text:p>9635</text:p>
          </table:table-cell>
          <table:table-cell office:value-type="string" calcext:value-type="string">
            <text:p>bitcoins in mtgox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Laundering Bitcoin Safley and Anonymously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1522" calcext:value-type="float">
            <text:p>11522</text:p>
          </table:table-cell>
          <table:table-cell office:value-type="string" calcext:value-type="string">
            <text:p>BTC trezor (vault)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1309" calcext:value-type="float">
            <text:p>11309</text:p>
          </table:table-cell>
          <table:table-cell office:value-type="string" calcext:value-type="string">
            <text:p>localbitcoins.com Security Concern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Buying bitcoins of ebay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nonymous BTC markets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Intermediary Bitcoin Wallet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hat we do and what you should do to secure against Bitcoin Blockchain Analysis.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btc use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BTC 'Conspiracy Theory' - Virtual Currency is NSA or CIA Project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** RESEARCH ** BTC WALLETS 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Grade AAAA buds from top trusted vendor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Reputable and Trusted Canadian vendor of high grade medical marijuana 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<text:s/>$40/eigth Cubensis Mushrooms [USA to USA] 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OPSEC Lessons from Xanax King &amp; Reddit (clearnet) Link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Glassware: where to find it.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18416" calcext:value-type="float">
            <text:p>18416</text:p>
          </table:table-cell>
          <table:table-cell office:value-type="string" calcext:value-type="string">
            <text:p>What role does Vitamin C play when used with an ecstasy trip?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16196" calcext:value-type="float">
            <text:p>16196</text:p>
          </table:table-cell>
          <table:table-cell office:value-type="string" calcext:value-type="string">
            <text:p>Methods to stop Police helicopters picking up infared light from grows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5906" calcext:value-type="float">
            <text:p>5906</text:p>
          </table:table-cell>
          <table:table-cell office:value-type="string" calcext:value-type="string">
            <text:p>Friend's friend got busted for ordering 25g of weed from SR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string" calcext:value-type="string">
            <text:p>hide lsd trips at the airport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string" calcext:value-type="string">
            <text:p>Taking prescription drugs into US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aussie dmt sellers?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10827" calcext:value-type="float">
            <text:p>10827</text:p>
          </table:table-cell>
          <table:table-cell office:value-type="string" calcext:value-type="string">
            <text:p>Follow The Bitcoins: How We Got Busted Buying Drugs On Silk Road's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hances of CD on small amounts of MDMA?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HOW TO USE CANNABIS ROAD AS A BUYER 1 (TOUR, MESSAGING, BASIC PGP INFO, WALLET)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Cocaine acetone washes (how to guide)</text:p>
          </table:table-cell>
          <table:table-cell office:value-type="string" calcext:value-type="string">
            <text:p>Drugs – Production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How to remove Levamisole and/or Ephedrine from your cocaine</text:p>
          </table:table-cell>
          <table:table-cell office:value-type="string" calcext:value-type="string">
            <text:p>Drugs – Production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[Vouched] Step by step guide to homemade Cocaine.Tutorial,Sources&amp;Help</text:p>
          </table:table-cell>
          <table:table-cell office:value-type="string" calcext:value-type="string">
            <text:p>Drugs – Production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Ragnar Benson books</text:p>
          </table:table-cell>
          <table:table-cell office:value-type="string" calcext:value-type="string">
            <text:p>eBooks – Other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olly Roger's Security Guide for Beginners</text:p>
          </table:table-cell>
          <table:table-cell office:value-type="string" calcext:value-type="string">
            <text:p>eBooks – Technical</text:p>
          </table:table-cell>
          <table:table-cell table:number-columns-repeated="2"/>
        </table:table-row>
        <table:table-row table:style-name="ro1">
          <table:table-cell office:value-type="float" office:value="23569" calcext:value-type="float">
            <text:p>23569</text:p>
          </table:table-cell>
          <table:table-cell office:value-type="string" calcext:value-type="string">
            <text:p>| The Four Horsemen 2nd ed.| ladron2 | Blackhat Business Intelligence</text:p>
          </table:table-cell>
          <table:table-cell office:value-type="string" calcext:value-type="string">
            <text:p>eBooks – Technical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cam or What?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string" calcext:value-type="string">
            <text:p>phishing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pot a scammer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6571" calcext:value-type="float">
            <text:p>16571</text:p>
          </table:table-cell>
          <table:table-cell office:value-type="string" calcext:value-type="string">
            <text:p>How can I print a fake check ?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6935" calcext:value-type="float">
            <text:p>6935</text:p>
          </table:table-cell>
          <table:table-cell office:value-type="string" calcext:value-type="string">
            <text:p>Got access to an online bank account of a random guy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9825" calcext:value-type="float">
            <text:p>9825</text:p>
          </table:table-cell>
          <table:table-cell office:value-type="string" calcext:value-type="string">
            <text:p>My account got phised! change your PWs!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Scammer alert: C10Wn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Celinimo <text:s/>Scammer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string" calcext:value-type="string">
            <text:p>NEW SCAM ATTEMPT ON MY SELLER ACCOUNT pls read backopy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1695" calcext:value-type="float">
            <text:p>11695</text:p>
          </table:table-cell>
          <table:table-cell office:value-type="string" calcext:value-type="string">
            <text:p>My account got hacked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string" calcext:value-type="string">
            <text:p>Warning <text:s/>SCAM ATTEMPT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string" calcext:value-type="string">
            <text:p>Stealthdraman trying to phish BMR Accounts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string" calcext:value-type="string">
            <text:p>is this fishing site or true site for Freedom Hosting?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string" calcext:value-type="string">
            <text:p>Phishing / Seller account hacked?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string" calcext:value-type="string">
            <text:p>account hacked?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string" calcext:value-type="string">
            <text:p>halo88 FISHING SCAM!!! WARNING WARNING!!!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41848" calcext:value-type="float">
            <text:p>41848</text:p>
          </table:table-cell>
          <table:table-cell office:value-type="string" calcext:value-type="string">
            <text:p>EASY PROFIT Get Anything You Want for FREE NO DROP | NO CARDING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RAR pass cracking</text:p>
          </table:table-cell>
          <table:table-cell office:value-type="string" calcext:value-type="string">
            <text:p>Hacking – General</text:p>
          </table:table-cell>
          <table:table-cell table:number-columns-repeated="2"/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string" calcext:value-type="string">
            <text:p>Compiled hacking tools (Windows)</text:p>
          </table:table-cell>
          <table:table-cell office:value-type="string" calcext:value-type="string">
            <text:p>Hacking – General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napbbs hacked again by snitch</text:p>
          </table:table-cell>
          <table:table-cell office:value-type="string" calcext:value-type="string">
            <text:p>Hacking – General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nputs.io hacked</text:p>
          </table:table-cell>
          <table:table-cell office:value-type="string" calcext:value-type="string">
            <text:p>Hacking – General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raffickers using hackers to import drugs into major Europe ports</text:p>
          </table:table-cell>
          <table:table-cell office:value-type="string" calcext:value-type="string">
            <text:p>Hacking – General</text:p>
          </table:table-cell>
          <table:table-cell table:number-columns-repeated="2"/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string" calcext:value-type="string">
            <text:p>simply wifi hack for MAC ??</text:p>
          </table:table-cell>
          <table:table-cell office:value-type="string" calcext:value-type="string">
            <text:p>Hacking – Wireless Networks</text:p>
          </table:table-cell>
          <table:table-cell table:number-columns-repeated="2"/>
        </table:table-row>
        <table:table-row table:style-name="ro1">
          <table:table-cell office:value-type="float" office:value="18365" calcext:value-type="float">
            <text:p>18365</text:p>
          </table:table-cell>
          <table:table-cell office:value-type="string" calcext:value-type="string">
            <text:p>Using public wi-fi safety..</text:p>
          </table:table-cell>
          <table:table-cell office:value-type="string" calcext:value-type="string">
            <text:p>Hacking – Wireless Networks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i-Fi connection, security questions</text:p>
          </table:table-cell>
          <table:table-cell office:value-type="string" calcext:value-type="string">
            <text:p>Hacking – Wireless Networks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WARNING! Windows 7 - Datamining/Spyware embedded in OS!</text:p>
          </table:table-cell>
          <table:table-cell office:value-type="string" calcext:value-type="string">
            <text:p>Malware Authorship</text:p>
          </table:table-cell>
          <table:table-cell table:number-columns-repeated="2"/>
        </table:table-row>
        <table:table-row table:style-name="ro1">
          <table:table-cell office:value-type="float" office:value="53930" calcext:value-type="float">
            <text:p>53930</text:p>
          </table:table-cell>
          <table:table-cell office:value-type="string" calcext:value-type="string">
            <text:p>[GUIDE] Advanced How to Open Credit Lines + Square Cashout Bundle</text:p>
          </table:table-cell>
          <table:table-cell office:value-type="string" calcext:value-type="string">
            <text:p>Modifying Credit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Alternate URL now available for market abraxasderinuupa.on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Deposting 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PIN question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PIN Chang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Trouble deleting old PM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info marke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How to cancel an order?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Oompa lump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an't find my orders..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help admi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finalize earl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&lt;&lt;&lt;&lt;&lt;MR_Disambiguation is here to help and educate the Masses new or old &gt;&gt;&gt;&gt;&gt;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Abraxas is currently down for maintenance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i cant't edit my review topic.....it has a strange title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I have forgotten my pin and i really do not wish to wait 2 weeks,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Forgotten Passwor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Do you need help? I can do it for you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about two orders at the same tim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Order cleared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RevenantChil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Contacting admin 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Where to Post 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Complete Noob here..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New User Question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FE Ques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pm'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Another newbie needs help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Newbie needs help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Fe listing versus escrow listing <text:s/>(Seller is <text:s/>Listonishere )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&lt;&lt;&lt;&lt;&lt;MR_Disambiguation is here to help and educate the Masses new or old &gt;&gt;&gt;&gt;&gt;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<text:s/>I invite you on a new market 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<text:s/>I invite you on a new market 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pringville Utah man busted for ordering drugs from Amsterdam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*Important* security tip for people looking to become vendors/seller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eneral Safety Advic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If you need an invite code to register then look no furth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string" calcext:value-type="string">
            <text:p>Randomizing fees (eg "1.4-1.6%" rather than 1.5%) both IN + OUT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probably a stupid ques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string" calcext:value-type="string">
            <text:p>USBkill (aka USB killswitch)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DELETE ACCOUNT??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Yasuo's infamous $150 Paypal and Amazon guide for FREE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lost my pi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rket Development: Best Practices for Stability and Securit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What Sort Of Security For A Sell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string" calcext:value-type="string">
            <text:p>Delete complete/declined orders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How to make Track 1 with Track 2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Using a tablet to order..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User agen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Tip for starting your own market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stay save with paymen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Bank Statement Security Risk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troduction to the Security Forum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string" calcext:value-type="string">
            <text:p>ID crea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string" calcext:value-type="string">
            <text:p>Every guide for only 1â¬!!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string" calcext:value-type="string">
            <text:p>What happened to the Hub .onion forum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string" calcext:value-type="string">
            <text:p>RE-UP securit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8998" calcext:value-type="float">
            <text:p>8998</text:p>
          </table:table-cell>
          <table:table-cell office:value-type="string" calcext:value-type="string">
            <text:p>If YOU were the feds, what would your next move be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7849" calcext:value-type="float">
            <text:p>17849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6066" calcext:value-type="float">
            <text:p>6066</text:p>
          </table:table-cell>
          <table:table-cell office:value-type="string" calcext:value-type="string">
            <text:p>Hard drive safet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people beware I got this in my tormail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6783" calcext:value-type="float">
            <text:p>16783</text:p>
          </table:table-cell>
          <table:table-cell office:value-type="string" calcext:value-type="string">
            <text:p>Help needed: Contacted by the police, what to do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6398" calcext:value-type="float">
            <text:p>16398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773" calcext:value-type="float">
            <text:p>11773</text:p>
          </table:table-cell>
          <table:table-cell office:value-type="string" calcext:value-type="string">
            <text:p>Saul Goodman (US)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6489" calcext:value-type="float">
            <text:p>16489</text:p>
          </table:table-cell>
          <table:table-cell office:value-type="string" calcext:value-type="string">
            <text:p>How is it safe 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8906" calcext:value-type="float">
            <text:p>8906</text:p>
          </table:table-cell>
          <table:table-cell office:value-type="string" calcext:value-type="string">
            <text:p>The Daily Mash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3911" calcext:value-type="float">
            <text:p>13911</text:p>
          </table:table-cell>
          <table:table-cell office:value-type="string" calcext:value-type="string">
            <text:p>has anybody seen this site before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Developing asset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string" calcext:value-type="string">
            <text:p>Whats is 'coffe'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Uploading pics safety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758" calcext:value-type="float">
            <text:p>9758</text:p>
          </table:table-cell>
          <table:table-cell office:value-type="string" calcext:value-type="string">
            <text:p>Security Recommendation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Wrong security token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721" calcext:value-type="float">
            <text:p>9721</text:p>
          </table:table-cell>
          <table:table-cell office:value-type="string" calcext:value-type="string">
            <text:p>unable to confirm security toke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account movement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undercover drugs police huddersfiel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Black list ?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168" calcext:value-type="float">
            <text:p>11168</text:p>
          </table:table-cell>
          <table:table-cell office:value-type="string" calcext:value-type="string">
            <text:p>Is this a major design flaw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string" calcext:value-type="string">
            <text:p>Has Anyone Ever been THREATENED by ME 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seller money problem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string" calcext:value-type="string">
            <text:p>Safety - ques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Safety patching user-friendly Linux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string" calcext:value-type="string">
            <text:p>security issu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021" calcext:value-type="float">
            <text:p>11021</text:p>
          </table:table-cell>
          <table:table-cell office:value-type="string" calcext:value-type="string">
            <text:p>backopy may want to see thi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iseup.net invit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he American Guide for Traveling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Addresses on file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Jolly Roger's Security Guid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What does *CLEARNET WARNING* before links mean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HOW TO NAVIGATE THE NEW CR AS A BUYER: Setting up an accoun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HOW TO NAVIGATE THE NEW CR AS A BUYER: Listings and vendor's profil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fcon dun goofe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 DOGE Balance After An Hou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nnot Read Messag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oge Still not depositing..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pload imag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w to get beta accounts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ypothetical Ques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uyer/Vendo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rketplace redirec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rum Rul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ketplace rul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string" calcext:value-type="string">
            <text:p>Advertising Rules - UPDATED 09/12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8938" calcext:value-type="float">
            <text:p>38938</text:p>
          </table:table-cell>
          <table:table-cell office:value-type="string" calcext:value-type="string">
            <text:p>From Coffee Beans To Crisp Greens - Transfer Service is Live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8938" calcext:value-type="float">
            <text:p>38938</text:p>
          </table:table-cell>
          <table:table-cell office:value-type="string" calcext:value-type="string">
            <text:p>From Coffee Beans To Crisp Greens - PS4 WINNER ANNOUNCED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4325" calcext:value-type="float">
            <text:p>54325</text:p>
          </table:table-cell>
          <table:table-cell office:value-type="string" calcext:value-type="string">
            <text:p>[PREMIUM] Make $5K/month with PayPal! *FREE Fullz*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5987" calcext:value-type="float">
            <text:p>35987</text:p>
          </table:table-cell>
          <table:table-cell office:value-type="string" calcext:value-type="string">
            <text:p>********GODLY Amazon Guide [MostReviewedGuide][V2.0 OUT]*******[QDIPS]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5987" calcext:value-type="float">
            <text:p>35987</text:p>
          </table:table-cell>
          <table:table-cell office:value-type="string" calcext:value-type="string">
            <text:p>{MostReviewedGuide} GODLY Amazon Guide by Vobinator! Quad dips out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ASY 4096 PGP (Step by Step Guide)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PGP for Mac Tutorial :D 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PGP Questions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PG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Getting error on decrypting a pg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Mailing PG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.G.P ugh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(Highly Recomended) Do not use AutoPG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PGP In Plain English: A Simple Man's Guide To Using PGP/GPG Like A Pro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PG Signing: The Double Edge Sword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AutoPGP enabled/disabled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string" calcext:value-type="string">
            <text:p>Vendor issues retrieving PGP key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5077" calcext:value-type="float">
            <text:p>15077</text:p>
          </table:table-cell>
          <table:table-cell office:value-type="string" calcext:value-type="string">
            <text:p>Lost private key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1843" calcext:value-type="float">
            <text:p>11843</text:p>
          </table:table-cell>
          <table:table-cell office:value-type="string" calcext:value-type="string">
            <text:p>PGP KEY and how to encrypt!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4261" calcext:value-type="float">
            <text:p>14261</text:p>
          </table:table-cell>
          <table:table-cell office:value-type="string" calcext:value-type="string">
            <text:p>PGP for messaging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w to get PGP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6161" calcext:value-type="float">
            <text:p>16161</text:p>
          </table:table-cell>
          <table:table-cell office:value-type="string" calcext:value-type="string">
            <text:p>PGP Key keeps spacing.....hel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8194" calcext:value-type="float">
            <text:p>18194</text:p>
          </table:table-cell>
          <table:table-cell office:value-type="string" calcext:value-type="string">
            <text:p>PGP Tutorial For Newbs (Gpg4Win)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string" calcext:value-type="string">
            <text:p>Complete Beginner in Learning pgp and Need Hel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5634" calcext:value-type="float">
            <text:p>15634</text:p>
          </table:table-cell>
          <table:table-cell office:value-type="string" calcext:value-type="string">
            <text:p>pgp question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5064" calcext:value-type="float">
            <text:p>15064</text:p>
          </table:table-cell>
          <table:table-cell office:value-type="string" calcext:value-type="string">
            <text:p>pgp test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5814" calcext:value-type="float">
            <text:p>15814</text:p>
          </table:table-cell>
          <table:table-cell office:value-type="string" calcext:value-type="string">
            <text:p>Vendors - Pimp your PGP key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7046" calcext:value-type="float">
            <text:p>17046</text:p>
          </table:table-cell>
          <table:table-cell office:value-type="string" calcext:value-type="string">
            <text:p>Not encrypted!?!?!?!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4750" calcext:value-type="float">
            <text:p>14750</text:p>
          </table:table-cell>
          <table:table-cell office:value-type="string" calcext:value-type="string">
            <text:p>BMR encryption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7192" calcext:value-type="float">
            <text:p>7192</text:p>
          </table:table-cell>
          <table:table-cell office:value-type="string" calcext:value-type="string">
            <text:p>NSA's 512-qubit 'Skynet' quantum computer, how safe is encryption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4445" calcext:value-type="float">
            <text:p>14445</text:p>
          </table:table-cell>
          <table:table-cell office:value-type="string" calcext:value-type="string">
            <text:p>How do you encrypt a usb stick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&lt;3.pm - heart.pm webbased, end2end encrypted messaging tool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2271" calcext:value-type="float">
            <text:p>12271</text:p>
          </table:table-cell>
          <table:table-cell office:value-type="string" calcext:value-type="string">
            <text:p>pls help me <text:s/>with public key.. i want to prove its myself !!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9174" calcext:value-type="float">
            <text:p>9174</text:p>
          </table:table-cell>
          <table:table-cell office:value-type="string" calcext:value-type="string">
            <text:p>Auto PGP encryption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1893" calcext:value-type="float">
            <text:p>11893</text:p>
          </table:table-cell>
          <table:table-cell office:value-type="string" calcext:value-type="string">
            <text:p>Can sombody help me learn to do PGP with Tails 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7763" calcext:value-type="float">
            <text:p>7763</text:p>
          </table:table-cell>
          <table:table-cell office:value-type="string" calcext:value-type="string">
            <text:p>help!! I need private keys from pgp4win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1882" calcext:value-type="float">
            <text:p>11882</text:p>
          </table:table-cell>
          <table:table-cell office:value-type="string" calcext:value-type="string">
            <text:p>Tails Vs TrueCrypt pls help me : (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PGP for windows guide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3136" calcext:value-type="float">
            <text:p>13136</text:p>
          </table:table-cell>
          <table:table-cell office:value-type="string" calcext:value-type="string">
            <text:p>Integrated PGP server side or client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0428" calcext:value-type="float">
            <text:p>10428</text:p>
          </table:table-cell>
          <table:table-cell office:value-type="string" calcext:value-type="string">
            <text:p>TrueCrypt Compromisable by Governments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1382" calcext:value-type="float">
            <text:p>11382</text:p>
          </table:table-cell>
          <table:table-cell office:value-type="string" calcext:value-type="string">
            <text:p>PGP Practice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1312" calcext:value-type="float">
            <text:p>11312</text:p>
          </table:table-cell>
          <table:table-cell office:value-type="string" calcext:value-type="string">
            <text:p>GPG / PGP translat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string" calcext:value-type="string">
            <text:p>PGP Problems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voiding SHA-1 / Linux / GPG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rouble decrypting PGP from bungee admins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post from Back Flag user Apotheosis on PGP keys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French GPG Tutorial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our PGP/GPG Public Key has changed.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ncrypting a USB drive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PG Linux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PG/PGP Windows/Linux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French TrueCrypt Tutorial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an a PGP passphrase stop working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PGP help needed! 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Issues using the APG version of PG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Need PGP help please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xpired PGP Key (account lock out)[FIXED]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0.15" calcext:value-type="float">
            <text:p>30.15</text:p>
          </table:table-cell>
          <table:table-cell office:value-type="string" calcext:value-type="string">
            <text:p>Expired PGP Key (account lock out)[FIXED]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7054" calcext:value-type="float">
            <text:p>7054</text:p>
          </table:table-cell>
          <table:table-cell office:value-type="string" calcext:value-type="string">
            <text:p>Fed email adresses and passwords... </text:p>
          </table:table-cell>
          <table:table-cell office:value-type="string" calcext:value-type="string">
            <text:p>Resources – Contact Lists</text:p>
          </table:table-cell>
          <table:table-cell table:number-columns-repeated="2"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string" calcext:value-type="string">
            <text:p>Legit Passport seller from uk ??</text:p>
          </table:table-cell>
          <table:table-cell office:value-type="string" calcext:value-type="string">
            <text:p>Resources – Identity Documents</text:p>
          </table:table-cell>
          <table:table-cell table:number-columns-repeated="2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string" calcext:value-type="string">
            <text:p>USA new "Enhanced Driver's License" = RFID Tracking/Mark of the Beast</text:p>
          </table:table-cell>
          <table:table-cell office:value-type="string" calcext:value-type="string">
            <text:p>Resources – Identity Documents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Shipping Schedule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hipping question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please advice me for method of send the package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How to beat a controlled delivery!! MUST READ!!!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amazon gift cards - how do you mail the actual goods to yourself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High risk countries to import from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7589" calcext:value-type="float">
            <text:p>17589</text:p>
          </table:table-cell>
          <table:table-cell office:value-type="string" calcext:value-type="string">
            <text:p>Delivery Option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6520" calcext:value-type="float">
            <text:p>16520</text:p>
          </table:table-cell>
          <table:table-cell office:value-type="string" calcext:value-type="string">
            <text:p>picking up package at post office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Using Home Addres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string" calcext:value-type="string">
            <text:p>Help, received an empty envelope!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eceiving Packages Safely 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The use of a PMB(Private Mailbox) in a friends name? Tips etc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he Art of Smuggling (OVDB Production)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leting identifying information after product has been shipped.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anadian Postage Unmarked stamps...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rofiling postal packages VENDORS MUST READ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Stealth Phone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4903" calcext:value-type="float">
            <text:p>54903</text:p>
          </table:table-cell>
          <table:table-cell office:value-type="string" calcext:value-type="string">
            <text:p>Mail Forwarding service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6311" calcext:value-type="float">
            <text:p>56311</text:p>
          </table:table-cell>
          <table:table-cell office:value-type="string" calcext:value-type="string">
            <text:p>Getting CF delivered safely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4456" calcext:value-type="float">
            <text:p>14456</text:p>
          </table:table-cell>
          <table:table-cell office:value-type="string" calcext:value-type="string">
            <text:p>New Aussie gun listing AFP?</text:p>
          </table:table-cell>
          <table:table-cell office:value-type="string" calcext:value-type="string">
            <text:p>Weaponry &amp; Explosives</text:p>
          </table:table-cell>
          <table:table-cell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Want to buy a gun? Ok first of all, give me your money and ill brb ;)</text:p>
          </table:table-cell>
          <table:table-cell office:value-type="string" calcext:value-type="string">
            <text:p>Weaponry &amp; Explosives</text:p>
          </table:table-cell>
          <table:table-cell table:number-columns-repeated="2"/>
        </table:table-row>
        <table:table-row table:style-name="ro1">
          <table:table-cell office:value-type="float" office:value="54601" calcext:value-type="float">
            <text:p>54601</text:p>
          </table:table-cell>
          <table:table-cell office:value-type="string" calcext:value-type="string">
            <text:p>Best email provider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2004" calcext:value-type="float">
            <text:p>22004</text:p>
          </table:table-cell>
          <table:table-cell office:value-type="string" calcext:value-type="string">
            <text:p>Staying safe as a Vendor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53077" calcext:value-type="float">
            <text:p>53077</text:p>
          </table:table-cell>
          <table:table-cell office:value-type="string" calcext:value-type="string">
            <text:p>Luxsocks.ru review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Proxychaining Skype = safe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55811" calcext:value-type="float">
            <text:p>55811</text:p>
          </table:table-cell>
          <table:table-cell office:value-type="string" calcext:value-type="string">
            <text:p>Do i really need socks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55747" calcext:value-type="float">
            <text:p>55747</text:p>
          </table:table-cell>
          <table:table-cell office:value-type="string" calcext:value-type="string">
            <text:p>IP location &amp; other info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47966" calcext:value-type="float">
            <text:p>47966</text:p>
          </table:table-cell>
          <table:table-cell office:value-type="string" calcext:value-type="string">
            <text:p>WARNING: Browser Security Hole Detected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55909" calcext:value-type="float">
            <text:p>55909</text:p>
          </table:table-cell>
          <table:table-cell office:value-type="string" calcext:value-type="string">
            <text:p>why use a VPN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54452" calcext:value-type="float">
            <text:p>54452</text:p>
          </table:table-cell>
          <table:table-cell office:value-type="string" calcext:value-type="string">
            <text:p>Can anyone recommend a good VPN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54301" calcext:value-type="float">
            <text:p>54301</text:p>
          </table:table-cell>
          <table:table-cell office:value-type="string" calcext:value-type="string">
            <text:p>Best VPS + VPNs bitcoin / cardable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44928" calcext:value-type="float">
            <text:p>44928</text:p>
          </table:table-cell>
          <table:table-cell office:value-type="string" calcext:value-type="string">
            <text:p>[!NEW!] 2015 USA Western Union Carding Tutorial - $50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0314" calcext:value-type="float">
            <text:p>20314</text:p>
          </table:table-cell>
          <table:table-cell office:value-type="string" calcext:value-type="string">
            <text:p>[AWESOME] CARDING UNIVERSITY VIRTUAL EDITION [CUVE] +FraudFox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0314" calcext:value-type="float">
            <text:p>20314</text:p>
          </table:table-cell>
          <table:table-cell office:value-type="string" calcext:value-type="string">
            <text:p>[SUPERIOR] CARDING-UNIVERSITY From Noob to Pro [SUPERIOR]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55672" calcext:value-type="float">
            <text:p>55672</text:p>
          </table:table-cell>
          <table:table-cell office:value-type="string" calcext:value-type="string">
            <text:p>[Exclusive] Fullz to Credit Card With Pin! [US &amp; UK!]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OS for carding?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Make Thousands Carding Diamonds and Gold Method *Limited time only*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55347" calcext:value-type="float">
            <text:p>55347</text:p>
          </table:table-cell>
          <table:table-cell office:value-type="string" calcext:value-type="string">
            <text:p>Setup for carding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38768" calcext:value-type="float">
            <text:p>38768</text:p>
          </table:table-cell>
          <table:table-cell office:value-type="string" calcext:value-type="string">
            <text:p>ââ  â¥â¦â£â  CARDING&amp;CASHOUT with Online Poker - 48 Pag. Guide â¥â¦â£â  <text:s/>ââ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99% Guaranteed Cardable Site with guide *Undiscovered*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53381" calcext:value-type="float">
            <text:p>53381</text:p>
          </table:table-cell>
          <table:table-cell office:value-type="string" calcext:value-type="string">
            <text:p><text:s/>­ iNSANE SPAMMER - BECOME EVO'S NEXT BIGGEST CARD SELLER! [$$$]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55564" calcext:value-type="float">
            <text:p>55564</text:p>
          </table:table-cell>
          <table:table-cell office:value-type="string" calcext:value-type="string">
            <text:p>Free tutorial - How to hack cc - MUST HAVE!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Private Carding Vulnerability [1 COPY]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Paypal to BTC Guide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string" calcext:value-type="string">
            <text:p>[UPDATED] Yummy's CC&gt;BTC/Cashout Method + BONUS METHODS v 2.0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5771" calcext:value-type="float">
            <text:p>55771</text:p>
          </table:table-cell>
          <table:table-cell office:value-type="string" calcext:value-type="string">
            <text:p><text:s/>  Broom's Cashout Method    CC to Bank [$100] <text:s/>   2015 <text:s/>  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0392" calcext:value-type="float">
            <text:p>20392</text:p>
          </table:table-cell>
          <table:table-cell office:value-type="string" calcext:value-type="string">
            <text:p>â | JungleMoney | CVV | PayPal | Neteller | BTC | [UPDATED]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6120" calcext:value-type="float">
            <text:p>56120</text:p>
          </table:table-cell>
          <table:table-cell office:value-type="string" calcext:value-type="string">
            <text:p><text:s/> CASHOUT USA BANK ACCOUNTS  CASHOUT USA HACKED ACCOUNTS  5k cashout  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4972" calcext:value-type="float">
            <text:p>54972</text:p>
          </table:table-cell>
          <table:table-cell office:value-type="string" calcext:value-type="string">
            <text:p>[VOUCHED] PayPal Money Cleansing Guide V2.0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5710" calcext:value-type="float">
            <text:p>55710</text:p>
          </table:table-cell>
          <table:table-cell office:value-type="string" calcext:value-type="string">
            <text:p>Transform dirty palpal cash to bitcoins without anything leading back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5949" calcext:value-type="float">
            <text:p>55949</text:p>
          </table:table-cell>
          <table:table-cell office:value-type="string" calcext:value-type="string">
            <text:p>MyCashout 2.0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9996" calcext:value-type="float">
            <text:p>49996</text:p>
          </table:table-cell>
          <table:table-cell office:value-type="string" calcext:value-type="string">
            <text:p>CC to BTC Method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5848" calcext:value-type="float">
            <text:p>55848</text:p>
          </table:table-cell>
          <table:table-cell office:value-type="string" calcext:value-type="string">
            <text:p>[WorldOpen] Paypal MyCash Guide v.1.0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9452" calcext:value-type="float">
            <text:p>49452</text:p>
          </table:table-cell>
          <table:table-cell office:value-type="string" calcext:value-type="string">
            <text:p>VOUCHED MH9's CC/Dumps Cashout tutoring ***NEW METHOD***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0730" calcext:value-type="float">
            <text:p>20730</text:p>
          </table:table-cell>
          <table:table-cell office:value-type="string" calcext:value-type="string">
            <text:p>My Latest cashout method|Now Providing the Prepaids Fully Activated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0110" calcext:value-type="float">
            <text:p>30110</text:p>
          </table:table-cell>
          <table:table-cell office:value-type="string" calcext:value-type="string">
            <text:p>CCV -&gt; BITCOIN v2.0 ~ NO BULLSHIT [03/07/15 NEW &amp; WORKING]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2455" calcext:value-type="float">
            <text:p>42455</text:p>
          </table:table-cell>
          <table:table-cell office:value-type="string" calcext:value-type="string">
            <text:p>[5k USD/Week] Multi-Level Marketing 100% Clean Cashout [Multi-Vouched]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5492" calcext:value-type="float">
            <text:p>55492</text:p>
          </table:table-cell>
          <table:table-cell office:value-type="string" calcext:value-type="string">
            <text:p>Opening and receiving UK high street bank accounts (NO DROP REQ)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3710" calcext:value-type="float">
            <text:p>33710</text:p>
          </table:table-cell>
          <table:table-cell office:value-type="string" calcext:value-type="string">
            <text:p>[IMPRESSIVE] Opening Bank Accounts | ONLY $75 â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7373" calcext:value-type="float">
            <text:p>27373</text:p>
          </table:table-cell>
          <table:table-cell office:value-type="string" calcext:value-type="string">
            <text:p>StrattonOakmont Cashout 3.1  âUPDATEâ VOUCHED by MH9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6213" calcext:value-type="float">
            <text:p>56213</text:p>
          </table:table-cell>
          <table:table-cell office:value-type="string" calcext:value-type="string">
            <text:p><text:s/>  Cleaning out USA Bank Accounts   4-5k in 3 days per acc.  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6679" calcext:value-type="float">
            <text:p>56679</text:p>
          </table:table-cell>
          <table:table-cell office:value-type="string" calcext:value-type="string">
            <text:p>can someone recommend a reliable site that offers bitcoins to VCC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7330" calcext:value-type="float">
            <text:p>27330</text:p>
          </table:table-cell>
          <table:table-cell office:value-type="string" calcext:value-type="string">
            <text:p>MH9's F**K PayPal Guide Complete Solution V2.1 OUT NOW!!! FEB 2015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7330" calcext:value-type="float">
            <text:p>27330</text:p>
          </table:table-cell>
          <table:table-cell office:value-type="string" calcext:value-type="string">
            <text:p>MH9's F**K PayPal Guide Complete Solution V2.0 OUT NOW!!!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6164" calcext:value-type="float">
            <text:p>56164</text:p>
          </table:table-cell>
          <table:table-cell office:value-type="string" calcext:value-type="string">
            <text:p>Bitcoins to cash.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6343" calcext:value-type="float">
            <text:p>56343</text:p>
          </table:table-cell>
          <table:table-cell office:value-type="string" calcext:value-type="string">
            <text:p>WorldOpen &amp; Heinrichs MyCashout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9457" calcext:value-type="float">
            <text:p>49457</text:p>
          </table:table-cell>
          <table:table-cell office:value-type="string" calcext:value-type="string">
            <text:p>Direct CC-BTC tutoring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CC&gt;PP Method [10 Copies]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0987" calcext:value-type="float">
            <text:p>50987</text:p>
          </table:table-cell>
          <table:table-cell office:value-type="string" calcext:value-type="string">
            <text:p>[blinder's] how to use and cashout hacked paypal accounts *guide*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4960" calcext:value-type="float">
            <text:p>54960</text:p>
          </table:table-cell>
          <table:table-cell office:value-type="string" calcext:value-type="string">
            <text:p>Complete Paypal Setup/Cashout. 1k-4k per day. Same Day ROI VOUCHED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4842" calcext:value-type="float">
            <text:p>54842</text:p>
          </table:table-cell>
          <table:table-cell office:value-type="string" calcext:value-type="string">
            <text:p>localbitcoins phone verification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51252" calcext:value-type="float">
            <text:p>51252</text:p>
          </table:table-cell>
          <table:table-cell office:value-type="string" calcext:value-type="string">
            <text:p>Anyone know how to check a bunch of wallets at the same time for btc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55106" calcext:value-type="float">
            <text:p>55106</text:p>
          </table:table-cell>
          <table:table-cell office:value-type="string" calcext:value-type="string">
            <text:p>bitcoin wallets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41848" calcext:value-type="float">
            <text:p>41848</text:p>
          </table:table-cell>
          <table:table-cell office:value-type="string" calcext:value-type="string">
            <text:p>EASY PROFIT  Get Anything You Want for FREE [NO DROP | NO CARDING]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43102" calcext:value-type="float">
            <text:p>43102</text:p>
          </table:table-cell>
          <table:table-cell office:value-type="string" calcext:value-type="string">
            <text:p>HOWTO STEAL BITCOIN, no risk, no investment needed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36284" calcext:value-type="float">
            <text:p>36284</text:p>
          </table:table-cell>
          <table:table-cell office:value-type="string" calcext:value-type="string">
            <text:p>So You Want To Be A Refund God? AMAZON,ASOS,ZAPPOS &amp; MORE Handbook V1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48214" calcext:value-type="float">
            <text:p>48214</text:p>
          </table:table-cell>
          <table:table-cell office:value-type="string" calcext:value-type="string">
            <text:p>LEGALLY Steal Money From The Bookies: $500/Day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string" calcext:value-type="string">
            <text:p>Ultimate Refunding Guide Version 2.0 UPDATED *Vouched* $$ *EASY* Â£Â£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string" calcext:value-type="string">
            <text:p>HOW to BUILD a WEBSITE (for fraud) + METHOD - PICTURE GUIDE **$100**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43145" calcext:value-type="float">
            <text:p>43145</text:p>
          </table:table-cell>
          <table:table-cell office:value-type="string" calcext:value-type="string">
            <text:p>Free drink/s at Starbucks EASY [How to]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46655" calcext:value-type="float">
            <text:p>46655</text:p>
          </table:table-cell>
          <table:table-cell office:value-type="string" calcext:value-type="string">
            <text:p>Star Alliance Gold Status for 2 Years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55336" calcext:value-type="float">
            <text:p>55336</text:p>
          </table:table-cell>
          <table:table-cell office:value-type="string" calcext:value-type="string">
            <text:p>Basic List of Amazon Excuses! Over 1000 Variations! $45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54768" calcext:value-type="float">
            <text:p>54768</text:p>
          </table:table-cell>
          <table:table-cell office:value-type="string" calcext:value-type="string">
            <text:p>Password cracking</text:p>
          </table:table-cell>
          <table:table-cell office:value-type="string" calcext:value-type="string">
            <text:p>Hacking – General</text:p>
          </table:table-cell>
          <table:table-cell table:number-columns-repeated="2"/>
        </table:table-row>
        <table:table-row table:style-name="ro1">
          <table:table-cell office:value-type="float" office:value="36034" calcext:value-type="float">
            <text:p>36034</text:p>
          </table:table-cell>
          <table:table-cell office:value-type="string" calcext:value-type="string">
            <text:p>{Revered Guide Maker} Vobinator's Master Guide to Cracking Sites</text:p>
          </table:table-cell>
          <table:table-cell office:value-type="string" calcext:value-type="string">
            <text:p>Hacking – Website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Public Wifi?</text:p>
          </table:table-cell>
          <table:table-cell office:value-type="string" calcext:value-type="string">
            <text:p>Hacking – Wireless Networks</text:p>
          </table:table-cell>
          <table:table-cell table:number-columns-repeated="2"/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string" calcext:value-type="string">
            <text:p>:D Lockpicking guide(noob friendly) only ***8$***</text:p>
          </table:table-cell>
          <table:table-cell office:value-type="string" calcext:value-type="string">
            <text:p>Lockpicking</text:p>
          </table:table-cell>
          <table:table-cell table:number-columns-repeated="2"/>
        </table:table-row>
        <table:table-row table:style-name="ro1">
          <table:table-cell office:value-type="float" office:value="55343" calcext:value-type="float">
            <text:p>55343</text:p>
          </table:table-cell>
          <table:table-cell office:value-type="string" calcext:value-type="string">
            <text:p>Make $1,000 in 7 days Tutoring OR PAY NOTHING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5920" calcext:value-type="float">
            <text:p>55920</text:p>
          </table:table-cell>
          <table:table-cell office:value-type="string" calcext:value-type="string">
            <text:p>helix light randomize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6083" calcext:value-type="float">
            <text:p>56083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5371" calcext:value-type="float">
            <text:p>553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9364" calcext:value-type="float">
            <text:p>49364</text:p>
          </table:table-cell>
          <table:table-cell office:value-type="string" calcext:value-type="string">
            <text:p>*BEGINNER LEVEL*MLM Course Make 2-6K Per week*One on One teaching*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6160" calcext:value-type="float">
            <text:p>56160</text:p>
          </table:table-cell>
          <table:table-cell office:value-type="string" calcext:value-type="string">
            <text:p>Easiest Item's to Fence on Craigslist (~ $1000)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6078" calcext:value-type="float">
            <text:p>56078</text:p>
          </table:table-cell>
          <table:table-cell office:value-type="string" calcext:value-type="string">
            <text:p>Vendors must read thi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5814" calcext:value-type="float">
            <text:p>55814</text:p>
          </table:table-cell>
          <table:table-cell office:value-type="string" calcext:value-type="string">
            <text:p>Confused about levels of securit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i was the number one seller on BM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4364" calcext:value-type="float">
            <text:p>54364</text:p>
          </table:table-cell>
          <table:table-cell office:value-type="string" calcext:value-type="string">
            <text:p>cheap invite cod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6344" calcext:value-type="float">
            <text:p>56344</text:p>
          </table:table-cell>
          <table:table-cell office:value-type="string" calcext:value-type="string">
            <text:p>Newbie ques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3925" calcext:value-type="float">
            <text:p>53925</text:p>
          </table:table-cell>
          <table:table-cell office:value-type="string" calcext:value-type="string">
            <text:p>Can LE do this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vip72 issues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0490" calcext:value-type="float">
            <text:p>50490</text:p>
          </table:table-cell>
          <table:table-cell office:value-type="string" calcext:value-type="string">
            <text:p>The best guild you will evere find no the world!!! take over!!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5598" calcext:value-type="float">
            <text:p>55598</text:p>
          </table:table-cell>
          <table:table-cell office:value-type="string" calcext:value-type="string">
            <text:p>help me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6531" calcext:value-type="float">
            <text:p>6531</text:p>
          </table:table-cell>
          <table:table-cell office:value-type="string" calcext:value-type="string">
            <text:p>Word of Warning -- All versions of PGP are NOT created equal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55365" calcext:value-type="float">
            <text:p>55365</text:p>
          </table:table-cell>
          <table:table-cell office:value-type="string" calcext:value-type="string">
            <text:p>BestCrypt Volume Encryption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56033" calcext:value-type="float">
            <text:p>56033</text:p>
          </table:table-cell>
          <table:table-cell office:value-type="string" calcext:value-type="string">
            <text:p>TrueCrypt has been compromised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56520" calcext:value-type="float">
            <text:p>56520</text:p>
          </table:table-cell>
          <table:table-cell office:value-type="string" calcext:value-type="string">
            <text:p>Recovery of PGP Passphrase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55351" calcext:value-type="float">
            <text:p>55351</text:p>
          </table:table-cell>
          <table:table-cell office:value-type="string" calcext:value-type="string">
            <text:p>LE possibly trying to match me to my past vendor account with PG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52417" calcext:value-type="float">
            <text:p>52417</text:p>
          </table:table-cell>
          <table:table-cell office:value-type="string" calcext:value-type="string">
            <text:p>Need help printing postage online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2070" calcext:value-type="float">
            <text:p>42070</text:p>
          </table:table-cell>
          <table:table-cell office:value-type="string" calcext:value-type="string">
            <text:p>Police postal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6165" calcext:value-type="float">
            <text:p>56165</text:p>
          </table:table-cell>
          <table:table-cell office:value-type="string" calcext:value-type="string">
            <text:p>Pot Candy in the Mail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2776" calcext:value-type="float">
            <text:p>52776</text:p>
          </table:table-cell>
          <table:table-cell office:value-type="string" calcext:value-type="string">
            <text:p>Shipping/Custom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4999" calcext:value-type="float">
            <text:p>54999</text:p>
          </table:table-cell>
          <table:table-cell office:value-type="string" calcext:value-type="string">
            <text:p>What will Canada Customs (and others) do with a seized drug package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5096" calcext:value-type="float">
            <text:p>55096</text:p>
          </table:table-cell>
          <table:table-cell office:value-type="string" calcext:value-type="string">
            <text:p>Best Way To Recieve A Package In Australia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3834" calcext:value-type="float">
            <text:p>53834</text:p>
          </table:table-cell>
          <table:table-cell office:value-type="string" calcext:value-type="string">
            <text:p>Orders not arriving. Need advice!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1T15:25:46.222877429</meta:creation-date>
    <dc:date>2020-06-21T15:28:22.728205562</dc:date>
    <meta:editing-duration>PT2M36S</meta:editing-duration>
    <meta:editing-cycles>2</meta:editing-cycles>
    <meta:generator>LibreOffice/6.4.3.2$Linux_X86_64 LibreOffice_project/40$Build-2</meta:generator>
    <meta:document-statistic meta:table-count="1" meta:cell-count="1427" meta:object-count="0"/>
  </office:meta>
</office:document-meta>
</file>